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1" svg:font-family="Arimo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d4eb" officeooo:paragraph-rsid="001ad4eb" style:font-weight-asian="bold" style:font-weight-complex="bold"/>
    </style:style>
    <style:style style:name="P2" style:family="paragraph" style:parent-style-name="Standard">
      <style:text-properties fo:font-weight="normal" officeooo:rsid="001ad4eb" officeooo:paragraph-rsid="001ad4eb" style:font-weight-asian="normal" style:font-weight-complex="normal"/>
    </style:style>
    <style:style style:name="P3" style:family="paragraph" style:parent-style-name="Standard" style:list-style-name="L1">
      <style:text-properties officeooo:paragraph-rsid="001ad4eb"/>
    </style:style>
    <style:style style:name="P4" style:family="paragraph" style:parent-style-name="Standard" style:list-style-name="L1">
      <style:text-properties fo:font-weight="normal" officeooo:rsid="001ad4eb" officeooo:paragraph-rsid="001ad4eb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fc797" officeooo:paragraph-rsid="001fc797" style:font-weight-asian="normal" style:font-weight-complex="normal"/>
    </style:style>
    <style:style style:name="T1" style:family="text">
      <style:text-properties fo:font-weight="normal" officeooo:rsid="001fc797" style:font-weight-asian="normal" style:font-weight-complex="normal"/>
    </style:style>
    <style:style style:name="T2" style:family="text">
      <style:text-properties fo:font-weight="normal" officeooo:rsid="001ad4eb" style:font-weight-asian="normal" style:font-weight-complex="normal"/>
    </style:style>
    <style:style style:name="T3" style:family="text">
      <style:text-properties fo:font-weight="normal" officeooo:rsid="001de68b" style:font-weight-asian="normal" style:font-weight-complex="normal"/>
    </style:style>
    <style:style style:name="T4" style:family="text">
      <style:text-properties fo:font-weight="normal" officeooo:rsid="00214bdf" style:font-weight-asian="normal" style:font-weight-complex="normal"/>
    </style:style>
    <style:style style:name="T5" style:family="text">
      <style:text-properties fo:font-weight="normal" officeooo:rsid="0021b3dc" style:font-weight-asian="normal" style:font-weight-complex="normal"/>
    </style:style>
    <style:style style:name="T6" style:family="text">
      <style:text-properties officeooo:rsid="00226068"/>
    </style:style>
    <style:style style:name="T7" style:family="text">
      <style:text-properties officeooo:rsid="0022a7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P2">Benjamin Cheng – 1004838045</text:p>
      <text:p text:style-name="P2"/>
      <text:list xml:id="list3297549993" text:style-name="L1">
        <text:list-item>
          <text:p text:style-name="P4">`img_add.png` is brighter than the original. The addition of 0.25 to every value increases the intensity of the image, bringing it closer to white. Subtraction would do the opposite – making it darker.</text:p>
        </text:list-item>
        <text:list-item>
          <text:p text:style-name="P3"><text:span text:style-name="T2">Programming has been my hobby for a long time </text:span><text:span text:style-name="T5">and I would consider myself an experienced programmer</text:span><text:span text:style-name="T3">. I </text:span><text:span text:style-name="T1">have done many projects of my own, and have contributed to open-source projects. In terms of professional experience, </text:span><text:span text:style-name="T4">I completed an</text:span><text:span text:style-name="T1"> internship at RBC working on online banking.</text:span></text:p>
        </text:list-item>
        <text:list-item>
          <text:p text:style-name="P5">The installation instructions were a little bit irrelavent to me, since I have my python environment set up already. One thing that was a little bit unclear was the usage of the phrase “Python program”. To me this indicates that I should create a Python script ending with `.py`, not a Jupyter notebook. As well, I believe there is a small typo in part 3, which says to save the `img_add.png` file in the same directory as the `part3.py` file. I think it should read `part3.ipynb` since that’s what the question says the create. <text:span text:style-name="T6">Finally, there was a little bit of confusion on whether to crop the original image or the grayscale one. I did the grayscale one since the next part asked explicity to flip the original image but this one did no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1" svg:font-family="Arimo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m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mo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mo" style:font-family-complex="Arim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mo1" style:font-family-complex="Arimo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mo1" style:font-family-complex="Arimo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mo1" style:font-family-complex="Arimo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7:52:28.008757939</meta:creation-date>
    <dc:date>2020-09-11T17:27:46.941207617</dc:date>
    <meta:editing-duration>PT15M46S</meta:editing-duration>
    <meta:editing-cycles>6</meta:editing-cycles>
    <meta:generator>LibreOffice/7.0.1.2$Linux_X86_64 LibreOffice_project/00$Build-2</meta:generator>
    <meta:document-statistic meta:table-count="0" meta:image-count="0" meta:object-count="0" meta:page-count="1" meta:paragraph-count="5" meta:word-count="220" meta:character-count="1268" meta:non-whitespace-character-count="1054"/>
  </office:meta>
</office:document-meta>
</file>